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Standard">
      <style:text-properties style:font-name="Brix Slab Regular"/>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0">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Ausführliches Datenblatt für die senseBox WiFi Bee</text:h>
      <text:h text:style-name="P3" text:outline-level="4">Allgemeine Informationen</text:h>
      <text:list xml:id="list3692575805" text:style-name="L1">
        <text:list-item>
          <text:p text:style-name="P6"><text:span text:style-name="Strong_20_Emphasis"><text:span text:style-name="T1">Produktname:</text:span></text:span><text:span text:style-name="T1"> senseBox WiFi Bee</text:span></text:p>
        </text:list-item>
        <text:list-item>
          <text:p text:style-name="P6"><text:span text:style-name="Strong_20_Emphasis"><text:span text:style-name="T1">Hersteller:</text:span></text:span><text:span text:style-name="T1"> senseBox</text:span></text:p>
        </text:list-item>
        <text:list-item>
          <text:p text:style-name="P6"><text:span text:style-name="Strong_20_Emphasis"><text:span text:style-name="T1">Basischip:</text:span></text:span><text:span text:style-name="T1"> Microchip WINC1500</text:span></text:p>
        </text:list-item>
        <text:list-item>
          <text:p text:style-name="P5"><text:span text:style-name="Strong_20_Emphasis"><text:span text:style-name="T1">Einsatzbereiche:</text:span></text:span><text:span text:style-name="T1"> Drahtlose Netzwerkverbindung für IoT-Projekte, Umweltüberwachung, Smart Home-Anwendungen, Bildungszwecke</text:span></text:p>
        </text:list-item>
      </text:list>
      <text:h text:style-name="P3" text:outline-level="4">WiFi-Kommunikation</text:h>
      <text:list xml:id="list1767338548" text:style-name="L2">
        <text:list-item>
          <text:p text:style-name="P8"><text:span text:style-name="Strong_20_Emphasis"><text:span text:style-name="T1">Protokolle:</text:span></text:span><text:span text:style-name="T1"> IEEE 802.11 b/g/n</text:span></text:p>
        </text:list-item>
        <text:list-item>
          <text:p text:style-name="P8"><text:span text:style-name="Strong_20_Emphasis"><text:span text:style-name="T1">Frequenzband:</text:span></text:span><text:span text:style-name="T1"> 2.4 GHz</text:span></text:p>
        </text:list-item>
        <text:list-item>
          <text:p text:style-name="P8"><text:span text:style-name="Strong_20_Emphasis"><text:span text:style-name="T1">Maximale Datenrate:</text:span></text:span><text:span text:style-name="T1"> Bis zu 72.2 Mbps (802.11n)</text:span></text:p>
        </text:list-item>
        <text:list-item>
          <text:p text:style-name="P8"><text:span text:style-name="Strong_20_Emphasis"><text:span text:style-name="T1">Modulationstechniken:</text:span></text:span><text:span text:style-name="T1"> DSSS (Direct Sequence Spread Spectrum), CCK (Complementary Code Keying), OFDM (Orthogonal Frequency Division Multiplexing)</text:span></text:p>
        </text:list-item>
        <text:list-item>
          <text:p text:style-name="P8"><text:span text:style-name="Strong_20_Emphasis"><text:span text:style-name="T1">Sicherheitsprotokolle:</text:span></text:span><text:span text:style-name="T1"> Unterstützt WEP, WPA, WPA2-PSK (Wi-Fi Protected Access)</text:span></text:p>
        </text:list-item>
        <text:list-item>
          <text:p text:style-name="P7"><text:span text:style-name="Strong_20_Emphasis"><text:span text:style-name="T1">Verbindungsmodi:</text:span></text:span><text:span text:style-name="T1"> Station Mode (STA), Access Point Mode (AP), Wi-Fi Direct (P2P)</text:span></text:p>
        </text:list-item>
      </text:list>
      <text:h text:style-name="P3" text:outline-level="4">Hardware-Spezifikationen</text:h>
      <text:list xml:id="list2780713168" text:style-name="L3">
        <text:list-item>
          <text:p text:style-name="P10"><text:span text:style-name="Strong_20_Emphasis"><text:span text:style-name="T1">Mikrocontroller:</text:span></text:span><text:span text:style-name="T1"> Integrierter 32-Bit ARM Cortex-M0 Prozessor</text:span></text:p>
        </text:list-item>
        <text:list-item>
          <text:p text:style-name="P10"><text:span text:style-name="Strong_20_Emphasis"><text:span text:style-name="T1">Speicher:</text:span></text:span></text:p>
          <text:list>
            <text:list-item>
              <text:p text:style-name="P10"><text:span text:style-name="Strong_20_Emphasis"><text:span text:style-name="T1">Flash-Speicher:</text:span></text:span><text:span text:style-name="T1"> 128 KB, für Firmware und Konfiguration</text:span></text:p>
            </text:list-item>
            <text:list-item>
              <text:p text:style-name="P10"><text:span text:style-name="Strong_20_Emphasis"><text:span text:style-name="T1">SRAM:</text:span></text:span><text:span text:style-name="T1"> 64 KB, für laufende Prozesse und temporäre Daten</text:span></text:p>
            </text:list-item>
          </text:list>
        </text:list-item>
        <text:list-item>
          <text:p text:style-name="P10"><text:span text:style-name="Strong_20_Emphasis"><text:span text:style-name="T1">Schnittstellen:</text:span></text:span></text:p>
          <text:list>
            <text:list-item>
              <text:p text:style-name="P10"><text:span text:style-name="Strong_20_Emphasis"><text:span text:style-name="T1">Kommunikationsschnittstelle:</text:span></text:span><text:span text:style-name="T1"> UART (Universal Asynchronous Receiver/Transmitter)</text:span></text:p>
            </text:list-item>
            <text:list-item>
              <text:p text:style-name="P10"><text:span text:style-name="Strong_20_Emphasis"><text:span text:style-name="T1">Standard-Baudrate:</text:span></text:span><text:span text:style-name="T1"> 115200 bps (konfigurierbar)</text:span></text:p>
            </text:list-item>
          </text:list>
        </text:list-item>
        <text:list-item>
          <text:p text:style-name="P9"><text:span text:style-name="Strong_20_Emphasis"><text:span text:style-name="T1">Anschlüsse:</text:span></text:span><text:span text:style-name="T1"> XBee-kompatibles Modul, direkt steckbar auf senseBox MCU</text:span></text:p>
        </text:list-item>
      </text:list>
      <text:h text:style-name="P3" text:outline-level="4">Stromversorgung und Verbrauch</text:h>
      <text:list xml:id="list3153974279" text:style-name="L4">
        <text:list-item>
          <text:p text:style-name="P12"><text:span text:style-name="Strong_20_Emphasis"><text:span text:style-name="T1">Betriebsspannung:</text:span></text:span><text:span text:style-name="T1"> 3.3V (gespeist durch die senseBox MCU)</text:span></text:p>
        </text:list-item>
        <text:list-item>
          <text:p text:style-name="P12"><text:span text:style-name="Strong_20_Emphasis"><text:span text:style-name="T1">Stromverbrauch:</text:span></text:span></text:p>
          <text:list>
            <text:list-item>
              <text:p text:style-name="P12"><text:span text:style-name="Strong_20_Emphasis"><text:span text:style-name="T1">Aktiv-Modus:</text:span></text:span><text:span text:style-name="T1"> Typischerweise ca. 70 mA</text:span></text:p>
            </text:list-item>
            <text:list-item>
              <text:p text:style-name="P12"><text:span text:style-name="Strong_20_Emphasis"><text:span text:style-name="T1">Standby-Modus:</text:span></text:span><text:span text:style-name="T1"> Weniger als 10 µA (Deep Sleep)</text:span></text:p>
            </text:list-item>
            <text:list-item>
              <text:p text:style-name="P11"><text:span text:style-name="Strong_20_Emphasis"><text:span text:style-name="T1">Übertragungsmodus:</text:span></text:span><text:span text:style-name="T1"> Bis zu 200 mA je nach WiFi-Aktivität</text:span></text:p>
            </text:list-item>
          </text:list>
        </text:list-item>
      </text:list>
      <text:h text:style-name="P3" text:outline-level="4">Physische Eigenschaften</text:h>
      <text:list xml:id="list187932132" text:style-name="L5">
        <text:list-item>
          <text:p text:style-name="P14"><text:span text:style-name="Strong_20_Emphasis"><text:span text:style-name="T1">Abmessungen:</text:span></text:span></text:p>
          <text:list>
            <text:list-item>
              <text:p text:style-name="P14"><text:span text:style-name="Strong_20_Emphasis"><text:span text:style-name="T1">Länge:</text:span></text:span><text:span text:style-name="T1"> 24.38 mm</text:span></text:p>
            </text:list-item>
            <text:list-item>
              <text:p text:style-name="P14"><text:span text:style-name="Strong_20_Emphasis"><text:span text:style-name="T1">Breite:</text:span></text:span><text:span text:style-name="T1"> 32.94 mm</text:span></text:p>
            </text:list-item>
            <text:list-item>
              <text:p text:style-name="P14"><text:span text:style-name="Strong_20_Emphasis"><text:span text:style-name="T1">Höhe:</text:span></text:span><text:span text:style-name="T1"> 2.6 mm (ohne Pins)</text:span></text:p>
            </text:list-item>
          </text:list>
        </text:list-item>
        <text:list-item>
          <text:p text:style-name="P14"><text:span text:style-name="Strong_20_Emphasis"><text:span text:style-name="T1">Gewicht:</text:span></text:span><text:span text:style-name="T1"> Ca. 4 Gramm</text:span></text:p>
        </text:list-item>
        <text:list-item>
          <text:p text:style-name="P14"><text:span text:style-name="Strong_20_Emphasis"><text:span text:style-name="T1">Antenne:</text:span></text:span><text:span text:style-name="T1"> Integrierte PCB-Antenne für drahtlose Kommunikation</text:span></text:p>
        </text:list-item>
        <text:list-item>
          <text:p text:style-name="P14"><text:soft-page-break/><text:span text:style-name="Strong_20_Emphasis"><text:span text:style-name="T1">Betriebstemperatur:</text:span></text:span><text:span text:style-name="T1"> -40°C bis +85°C</text:span></text:p>
        </text:list-item>
        <text:list-item>
          <text:p text:style-name="P13"><text:span text:style-name="Strong_20_Emphasis"><text:span text:style-name="T1">Lagerungstemperatur:</text:span></text:span><text:span text:style-name="T1"> -40°C bis +125°C</text:span></text:p>
        </text:list-item>
      </text:list>
      <text:h text:style-name="P3" text:outline-level="4">Firmware und Programmierung</text:h>
      <text:list xml:id="list1137254489" text:style-name="L6">
        <text:list-item>
          <text:p text:style-name="P16"><text:span text:style-name="Strong_20_Emphasis"><text:span text:style-name="T1">Firmware-Updates:</text:span></text:span><text:span text:style-name="T1"> Unterstützt Over-The-Air (OTA) Updates</text:span></text:p>
        </text:list-item>
        <text:list-item>
          <text:p text:style-name="P16"><text:span text:style-name="Strong_20_Emphasis"><text:span text:style-name="T1">Steuerung:</text:span></text:span><text:span text:style-name="T1"> Über AT-Befehle zur Konfiguration und Steuerung</text:span></text:p>
        </text:list-item>
        <text:list-item>
          <text:p text:style-name="P15"><text:span text:style-name="Strong_20_Emphasis"><text:span text:style-name="T1">Programmierbarkeit:</text:span></text:span><text:span text:style-name="T1"> Voll kompatibel mit der Arduino IDE; unterstützt auch andere Entwicklungsumgebungen</text:span></text:p>
        </text:list-item>
      </text:list>
      <text:h text:style-name="P3" text:outline-level="4">Sicherheits- und Authentifizierungsfunktionen</text:h>
      <text:list xml:id="list1481583844" text:style-name="L7">
        <text:list-item>
          <text:p text:style-name="P18"><text:span text:style-name="Strong_20_Emphasis"><text:span text:style-name="T1">Verschlüsselung:</text:span></text:span><text:span text:style-name="T1"> WEP, TKIP, AES</text:span></text:p>
        </text:list-item>
        <text:list-item>
          <text:p text:style-name="P17"><text:span text:style-name="Strong_20_Emphasis"><text:span text:style-name="T1">SSL/TLS:</text:span></text:span><text:span text:style-name="T1"> Unterstützung für sichere Verbindungen über HTTPS</text:span></text:p>
        </text:list-item>
      </text:list>
      <text:h text:style-name="P3" text:outline-level="4">Funktionen und Merkmale</text:h>
      <text:list xml:id="list4275609804" text:style-name="L8">
        <text:list-item>
          <text:p text:style-name="P20"><text:span text:style-name="Strong_20_Emphasis"><text:span text:style-name="T1">Modulare Integration:</text:span></text:span><text:span text:style-name="T1"> Einfache Integration in die senseBox MCU für nahtlose Netzwerkverbindungen</text:span></text:p>
        </text:list-item>
        <text:list-item>
          <text:p text:style-name="P20"><text:span text:style-name="Strong_20_Emphasis"><text:span text:style-name="T1">Echtzeitdatenübertragung:</text:span></text:span><text:span text:style-name="T1"> Überträgt Sensordaten in Echtzeit an Cloud-Dienste, Webserver oder Datenbanken</text:span></text:p>
        </text:list-item>
        <text:list-item>
          <text:p text:style-name="P20"><text:span text:style-name="Strong_20_Emphasis"><text:span text:style-name="T1">Vielfältige Betriebsmodi:</text:span></text:span><text:span text:style-name="T1"> Kann sowohl als Client als auch als eigenständiger Access Point betrieben werden</text:span></text:p>
        </text:list-item>
        <text:list-item>
          <text:p text:style-name="P19"><text:span text:style-name="Strong_20_Emphasis"><text:span text:style-name="T1">Niedriger Energieverbrauch:</text:span></text:span><text:span text:style-name="T1"> Geeignet für batteriebetriebene Projekte und Anwendungen, die lange Laufzeiten erfordern</text:span></text:p>
        </text:list-item>
      </text:list>
      <text:h text:style-name="P3" text:outline-level="4">Anwendungsbereiche</text:h>
      <text:list xml:id="list3267614005" text:style-name="L9">
        <text:list-item>
          <text:p text:style-name="P22"><text:span text:style-name="Strong_20_Emphasis"><text:span text:style-name="T1">IoT-Projekte:</text:span></text:span><text:span text:style-name="T1"> Verbindung und Steuerung von Sensoren und Aktoren über das Internet</text:span></text:p>
        </text:list-item>
        <text:list-item>
          <text:p text:style-name="P22"><text:span text:style-name="Strong_20_Emphasis"><text:span text:style-name="T1">Umweltüberwachung:</text:span></text:span><text:span text:style-name="T1"> Sammlung und Analyse von Umweltdaten wie Temperatur, Luftfeuchtigkeit und Luftqualität</text:span></text:p>
        </text:list-item>
        <text:list-item>
          <text:p text:style-name="P22"><text:span text:style-name="Strong_20_Emphasis"><text:span text:style-name="T1">Smart Home:</text:span></text:span><text:span text:style-name="T1"> Steuerung und Überwachung von Smart-Home-Geräten</text:span></text:p>
        </text:list-item>
        <text:list-item>
          <text:p text:style-name="P21"><text:span text:style-name="Strong_20_Emphasis"><text:span text:style-name="T1">Bildung:</text:span></text:span><text:span text:style-name="T1"> Ideal für den Einsatz in Schulen und Universitäten zur Demonstration drahtloser Kommunikationstechniken</text:span></text:p>
        </text:list-item>
      </text:list>
      <text:h text:style-name="P3" text:outline-level="4">Sicherheits- und Nutzungsrichtlinien</text:h>
      <text:list xml:id="list3303479594" text:style-name="L10">
        <text:list-item>
          <text:p text:style-name="P24"><text:span text:style-name="Strong_20_Emphasis"><text:span text:style-name="T1">Elektrische Sicherheit:</text:span></text:span></text:p>
          <text:list>
            <text:list-item>
              <text:p text:style-name="P29">Sicherstellen, dass die Betriebsspannung korrekt ist, um Beschädigungen zu vermeiden</text:p>
            </text:list-item>
            <text:list-item>
              <text:p text:style-name="P29">Vorsichtiger Umgang mit den Verbindungen, um Kurzschlüsse zu verhindern</text:p>
            </text:list-item>
          </text:list>
        </text:list-item>
        <text:list-item>
          <text:p text:style-name="P24"><text:span text:style-name="Strong_20_Emphasis"><text:span text:style-name="T1">Wärmemanagement:</text:span></text:span><text:span text:style-name="T1"> Betrieb in gut belüfteter Umgebung empfohlen, um Überhitzung zu vermeiden</text:span></text:p>
        </text:list-item>
        <text:list-item>
          <text:p text:style-name="P23"><text:span text:style-name="Strong_20_Emphasis"><text:span text:style-name="T1">Schutz vor elektrostatischer Entladung (ESD):</text:span></text:span><text:span text:style-name="T1"> Nutzung antistatischer Maßnahmen beim Umgang mit dem Modul</text:span></text:p>
        </text:list-item>
      </text:list>
      <text:h text:style-name="P3" text:outline-level="4">Verpackung und Lieferung</text:h>
      <text:list xml:id="list102686897" text:style-name="L11">
        <text:list-item>
          <text:p text:style-name="P26"><text:span text:style-name="Strong_20_Emphasis"><text:span text:style-name="T1">Lieferumfang:</text:span></text:span><text:span text:style-name="T1"> senseBox WiFi Bee Modul, Kurzanleitung zur Inbetriebnahme</text:span></text:p>
        </text:list-item>
        <text:list-item>
          <text:p text:style-name="P25"><text:soft-page-break/><text:span text:style-name="Strong_20_Emphasis"><text:span text:style-name="T1">Verpackung:</text:span></text:span><text:span text:style-name="T1"> Antistatische Verpackung zum Schutz vor elektrostatischen Entladungen während des Transports</text:span></text:p>
        </text:list-item>
      </text:list>
      <text:h text:style-name="P3" text:outline-level="4">Hinweise und Empfehlungen</text:h>
      <text:list xml:id="list3277854307" text:style-name="L12">
        <text:list-item>
          <text:p text:style-name="P28"><text:span text:style-name="Strong_20_Emphasis"><text:span text:style-name="T1">Software-Integration:</text:span></text:span><text:span text:style-name="T1"> Umfangreiche Bibliotheken und Beispielsketches verfügbar für eine einfache Implementierung von WiFi-Funktionalitäten</text:span></text:p>
        </text:list-item>
        <text:list-item>
          <text:p text:style-name="P28"><text:span text:style-name="Strong_20_Emphasis"><text:span text:style-name="T1">Cloud-Kompatibilität:</text:span></text:span><text:span text:style-name="T1"> Unterstützung für verschiedene Cloud-Plattformen wie ThingSpeak, Blynk und andere zur Datenvisualisierung und -analyse</text:span></text:p>
        </text:list-item>
        <text:list-item>
          <text:p text:style-name="P27"><text:span text:style-name="Strong_20_Emphasis"><text:span text:style-name="T1">Support und Dokumentation:</text:span></text:span><text:span text:style-name="T1"> Umfangreiche Online-Dokumentation, Community-Support und technische Hilfestellung für Entwickler und Anwender</text:span></text:p>
        </text:list-item>
      </text:list>
      <text:p text:style-name="P1"/>
      <text:p text:style-name="Text_20_body"><text:span text:style-name="Strong_20_Emphasis"><text:span text:style-name="T1">Hinweis:</text:span></text:span><text:span text:style-name="T1"> Dieses ausführliche Datenblatt bietet eine detaillierte Übersicht über die technischen Spezifikationen, Funktionen und Anwendungsmöglichkeiten der senseBox WiFi Bee. Für spezifische Projekte und detaillierte technische Anforderungen wird empfohlen, die vollständige technische Dokumentation und Benutzerhandbücher zu konsultieren.</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38:32.932862741</meta:creation-date>
    <dc:date>2024-07-30T11:39:33.313731714</dc:date>
    <meta:editing-duration>PT1M2S</meta:editing-duration>
    <meta:editing-cycles>1</meta:editing-cycles>
    <meta:document-statistic meta:table-count="0" meta:image-count="0" meta:object-count="0" meta:page-count="3" meta:paragraph-count="68" meta:word-count="516" meta:character-count="4215" meta:non-whitespace-character-count="3821"/>
    <meta:generator>LibreOffice/7.3.7.2$Linux_X86_64 LibreOffice_project/30$Build-2</meta:generator>
  </office:meta>
</office:document-meta>
</file>